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14" table:formula="of:=[.A15]+1" office:value-type="float" office:value="15">
            <text:p>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792">
            <text:p>9792</text:p>
          </table:table-cell>
          <table:table-cell table:style-name="ce14" table:formula="of:=CONCATENATE(&quot;g&quot;;[.C16];&quot;exp&quot;;[.B16])" office:value-type="string" office:string-value="g1exp70">
            <text:p>g1exp70</text:p>
          </table:table-cell>
          <table:table-cell table:style-name="ce14" table:formula="of:=[.J15]+1" office:value-type="float" office:value="2731">
            <text:p>2731</text:p>
          </table:table-cell>
          <table:table-cell table:style-name="ce14" table:formula="of:=[.J15]+195" office:value-type="float" office:value="2925">
            <text:p>2925</text:p>
          </table:table-cell>
          <table:table-cell table:style-name="ce1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14" table:formula="of:=[.A16]+1" office:value-type="float" office:value="16">
            <text:p>1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872">
            <text:p>9872</text:p>
          </table:table-cell>
          <table:table-cell table:style-name="ce14" table:formula="of:=CONCATENATE(&quot;g&quot;;[.C17];&quot;exp&quot;;[.B17])" office:value-type="string" office:string-value="g1exp71">
            <text:p>g1exp71</text:p>
          </table:table-cell>
          <table:table-cell table:style-name="ce14" table:formula="of:=[.J16]+1" office:value-type="float" office:value="2926">
            <text:p>2926</text:p>
          </table:table-cell>
          <table:table-cell table:style-name="ce14" table:formula="of:=[.J16]+195" office:value-type="float" office:value="3120">
            <text:p>3120</text:p>
          </table:table-cell>
          <table:table-cell table:style-name="ce1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14" table:formula="of:=[.A17]+1" office:value-type="float" office:value="17">
            <text:p>1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025">
            <text:p>10025</text:p>
          </table:table-cell>
          <table:table-cell table:style-name="ce14" table:formula="of:=CONCATENATE(&quot;g&quot;;[.C18];&quot;exp&quot;;[.B18])" office:value-type="string" office:string-value="g1exp77">
            <text:p>g1exp77</text:p>
          </table:table-cell>
          <table:table-cell table:style-name="ce14" table:formula="of:=[.J17]+1" office:value-type="float" office:value="3121">
            <text:p>3121</text:p>
          </table:table-cell>
          <table:table-cell table:style-name="ce14" table:formula="of:=[.J17]+195" office:value-type="float" office:value="3315">
            <text:p>3315</text:p>
          </table:table-cell>
          <table:table-cell table:style-name="ce1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14" table:formula="of:=[.A18]+1" office:value-type="float" office:value="18">
            <text:p>1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119">
            <text:p>10119</text:p>
          </table:table-cell>
          <table:table-cell table:style-name="ce14" table:formula="of:=CONCATENATE(&quot;g&quot;;[.C19];&quot;exp&quot;;[.B19])" office:value-type="string" office:string-value="g1exp78">
            <text:p>g1exp78</text:p>
          </table:table-cell>
          <table:table-cell table:style-name="ce14" table:formula="of:=[.J18]+1" office:value-type="float" office:value="3316">
            <text:p>3316</text:p>
          </table:table-cell>
          <table:table-cell table:style-name="ce14" table:formula="of:=[.J18]+195" office:value-type="float" office:value="3510">
            <text:p>3510</text:p>
          </table:table-cell>
          <table:table-cell table:style-name="ce1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14" table:formula="of:=[.A19]+1" office:value-type="float" office:value="19">
            <text:p>1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237">
            <text:p>10237</text:p>
          </table:table-cell>
          <table:table-cell table:style-name="ce14" table:formula="of:=CONCATENATE(&quot;g&quot;;[.C20];&quot;exp&quot;;[.B20])" office:value-type="string" office:string-value="g1exp79">
            <text:p>g1exp79</text:p>
          </table:table-cell>
          <table:table-cell table:style-name="ce14" table:formula="of:=[.J19]+1" office:value-type="float" office:value="3511">
            <text:p>3511</text:p>
          </table:table-cell>
          <table:table-cell table:style-name="ce14" table:formula="of:=[.J19]+195" office:value-type="float" office:value="3705">
            <text:p>3705</text:p>
          </table:table-cell>
          <table:table-cell table:style-name="ce1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4" table:formula="of:=[.A30]+1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160">
            <text:p>1160</text:p>
          </table:table-cell>
          <table:table-cell table:style-name="ce14" table:formula="of:=CONCATENATE(&quot;g2exp&quot;;[.B31])" office:value-type="string" office:string-value="g2exp55">
            <text:p>g2exp55</text:p>
          </table:table-cell>
          <table:table-cell table:style-name="ce14" table:formula="of:=[.J30]+1" office:value-type="float" office:value="1951">
            <text:p>1951</text:p>
          </table:table-cell>
          <table:table-cell table:style-name="ce14" table:formula="of:=[.J30]+195" office:value-type="float" office:value="2145">
            <text:p>2145</text:p>
          </table:table-cell>
          <table:table-cell table:style-name="ce1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4" table:formula="of:=[.A31]+1" office:value-type="float" office:value="31">
            <text:p>3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595">
            <text:p>1595</text:p>
          </table:table-cell>
          <table:table-cell table:style-name="ce14" table:formula="of:=CONCATENATE(&quot;g2exp&quot;;[.B32])" office:value-type="string" office:string-value="g2exp59">
            <text:p>g2exp59</text:p>
          </table:table-cell>
          <table:table-cell table:style-name="ce14" table:formula="of:=[.J31]+1" office:value-type="float" office:value="2146">
            <text:p>2146</text:p>
          </table:table-cell>
          <table:table-cell table:style-name="ce14" table:formula="of:=[.J31]+195" office:value-type="float" office:value="2340">
            <text:p>2340</text:p>
          </table:table-cell>
          <table:table-cell table:style-name="ce1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4" table:formula="of:=[.A32]+1" office:value-type="float" office:value="32">
            <text:p>3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947">
            <text:p>1947</text:p>
          </table:table-cell>
          <table:table-cell table:style-name="ce14" table:formula="of:=CONCATENATE(&quot;g2exp&quot;;[.B33])" office:value-type="string" office:string-value="g2exp63">
            <text:p>g2exp63</text:p>
          </table:table-cell>
          <table:table-cell table:style-name="ce14" table:formula="of:=[.J32]+1" office:value-type="float" office:value="2341">
            <text:p>2341</text:p>
          </table:table-cell>
          <table:table-cell table:style-name="ce14" table:formula="of:=[.J32]+195" office:value-type="float" office:value="2535">
            <text:p>2535</text:p>
          </table:table-cell>
          <table:table-cell table:style-name="ce1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4" table:formula="of:=[.A33]+1" office:value-type="float" office:value="33">
            <text:p>3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215">
            <text:p>2215</text:p>
          </table:table-cell>
          <table:table-cell table:style-name="ce14" table:formula="of:=CONCATENATE(&quot;g2exp&quot;;[.B34])" office:value-type="string" office:string-value="g2exp69">
            <text:p>g2exp69</text:p>
          </table:table-cell>
          <table:table-cell table:style-name="ce14" table:formula="of:=[.J33]+1" office:value-type="float" office:value="2536">
            <text:p>2536</text:p>
          </table:table-cell>
          <table:table-cell table:style-name="ce14" table:formula="of:=[.J33]+195" office:value-type="float" office:value="2730">
            <text:p>2730</text:p>
          </table:table-cell>
          <table:table-cell table:style-name="ce1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4" table:formula="of:=[.A34]+1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21">
            <text:p>2621</text:p>
          </table:table-cell>
          <table:table-cell table:style-name="ce14" table:formula="of:=CONCATENATE(&quot;g2exp&quot;;[.B35])" office:value-type="string" office:string-value="g2exp70">
            <text:p>g2exp70</text:p>
          </table:table-cell>
          <table:table-cell table:style-name="ce14" table:formula="of:=[.J34]+1" office:value-type="float" office:value="2731">
            <text:p>2731</text:p>
          </table:table-cell>
          <table:table-cell table:style-name="ce14" table:formula="of:=[.J34]+195" office:value-type="float" office:value="2925">
            <text:p>2925</text:p>
          </table:table-cell>
          <table:table-cell table:style-name="ce1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4" table:formula="of:=[.A35]+1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024">
            <text:p>3024</text:p>
          </table:table-cell>
          <table:table-cell table:style-name="ce14" table:formula="of:=CONCATENATE(&quot;g2exp&quot;;[.B36])" office:value-type="string" office:string-value="g2exp71">
            <text:p>g2exp71</text:p>
          </table:table-cell>
          <table:table-cell table:style-name="ce14" table:formula="of:=[.J35]+1" office:value-type="float" office:value="2926">
            <text:p>2926</text:p>
          </table:table-cell>
          <table:table-cell table:style-name="ce14" table:formula="of:=[.J35]+195" office:value-type="float" office:value="3120">
            <text:p>3120</text:p>
          </table:table-cell>
          <table:table-cell table:style-name="ce1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4" table:formula="of:=[.A36]+1" office:value-type="float" office:value="36">
            <text:p>3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324">
            <text:p>3324</text:p>
          </table:table-cell>
          <table:table-cell table:style-name="ce14" table:formula="of:=CONCATENATE(&quot;g2exp&quot;;[.B37])" office:value-type="string" office:string-value="g2exp77">
            <text:p>g2exp77</text:p>
          </table:table-cell>
          <table:table-cell table:style-name="ce14" table:formula="of:=[.J36]+1" office:value-type="float" office:value="3121">
            <text:p>3121</text:p>
          </table:table-cell>
          <table:table-cell table:style-name="ce14" table:formula="of:=[.J36]+195" office:value-type="float" office:value="3315">
            <text:p>3315</text:p>
          </table:table-cell>
          <table:table-cell table:style-name="ce1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4" table:formula="of:=[.A37]+1" office:value-type="float" office:value="37">
            <text:p>3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800">
            <text:p>26800</text:p>
          </table:table-cell>
          <table:table-cell table:style-name="ce14" table:formula="of:=CONCATENATE(&quot;g2exp&quot;;[.B38])" office:value-type="string" office:string-value="g2exp78">
            <text:p>g2exp78</text:p>
          </table:table-cell>
          <table:table-cell table:style-name="ce14" table:formula="of:=[.J37]+1" office:value-type="float" office:value="3316">
            <text:p>3316</text:p>
          </table:table-cell>
          <table:table-cell table:style-name="ce14" table:formula="of:=[.J37]+195" office:value-type="float" office:value="3510">
            <text:p>3510</text:p>
          </table:table-cell>
          <table:table-cell table:style-name="ce1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4" table:formula="of:=[.A38]+1" office:value-type="float" office:value="38">
            <text:p>3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7165">
            <text:p>27165</text:p>
          </table:table-cell>
          <table:table-cell table:style-name="ce14" table:formula="of:=CONCATENATE(&quot;g2exp&quot;;[.B39])" office:value-type="string" office:string-value="g2exp79">
            <text:p>g2exp79</text:p>
          </table:table-cell>
          <table:table-cell table:style-name="ce14" table:formula="of:=[.J38]+1" office:value-type="float" office:value="3511">
            <text:p>3511</text:p>
          </table:table-cell>
          <table:table-cell table:style-name="ce14" table:formula="of:=[.J38]+195" office:value-type="float" office:value="3705">
            <text:p>3705</text:p>
          </table:table-cell>
          <table:table-cell table:style-name="ce1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2">
          <table:table-cell table:style-name="ce14" table:formula="of:=[.A58]+1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621">
            <text:p>11621</text:p>
          </table:table-cell>
          <table:table-cell table:style-name="ce14" table:formula="of:=CONCATENATE(&quot;g&quot;;[.C59];&quot;exp&quot;;[.B59])" office:value-type="string" office:string-value="g8exp33">
            <text:p>g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14" table:formula="of:=[.A59]+1" office:value-type="float" office:value="59">
            <text:p>5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829">
            <text:p>11829</text:p>
          </table:table-cell>
          <table:table-cell table:style-name="ce14" table:formula="of:=CONCATENATE(&quot;g&quot;;[.C60];&quot;exp&quot;;[.B60])" office:value-type="string" office:string-value="g8exp36">
            <text:p>g8exp36</text:p>
          </table:table-cell>
          <table:table-cell table:style-name="ce14" table:formula="of:=[.J59]+1" office:value-type="float" office:value="196">
            <text:p>196</text:p>
          </table:table-cell>
          <table:table-cell table:style-name="ce14" table:formula="of:=[.J59]+195" office:value-type="float" office:value="390">
            <text:p>390</text:p>
          </table:table-cell>
          <table:table-cell table:style-name="ce1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14" table:formula="of:=[.A60]+1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617">
            <text:p>13617</text:p>
          </table:table-cell>
          <table:table-cell table:style-name="ce14" table:formula="of:=CONCATENATE(&quot;g&quot;;[.C61];&quot;exp&quot;;[.B61])" office:value-type="string" office:string-value="g8exp37">
            <text:p>g8exp37</text:p>
          </table:table-cell>
          <table:table-cell table:style-name="ce14" table:formula="of:=[.J60]+1" office:value-type="float" office:value="391">
            <text:p>391</text:p>
          </table:table-cell>
          <table:table-cell table:style-name="ce14" table:formula="of:=[.J60]+195" office:value-type="float" office:value="585">
            <text:p>585</text:p>
          </table:table-cell>
          <table:table-cell table:style-name="ce1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14" table:formula="of:=[.A61]+1" office:value-type="float" office:value="61">
            <text:p>6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147">
            <text:p>14147</text:p>
          </table:table-cell>
          <table:table-cell table:style-name="ce14" table:formula="of:=CONCATENATE(&quot;g&quot;;[.C62];&quot;exp&quot;;[.B62])" office:value-type="string" office:string-value="g8exp38">
            <text:p>g8exp38</text:p>
          </table:table-cell>
          <table:table-cell table:style-name="ce14" table:formula="of:=[.J61]+1" office:value-type="float" office:value="586">
            <text:p>586</text:p>
          </table:table-cell>
          <table:table-cell table:style-name="ce14" table:formula="of:=[.J61]+195" office:value-type="float" office:value="780">
            <text:p>780</text:p>
          </table:table-cell>
          <table:table-cell table:style-name="ce1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14" table:formula="of:=[.A62]+1" office:value-type="float" office:value="62">
            <text:p>6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813">
            <text:p>14813</text:p>
          </table:table-cell>
          <table:table-cell table:style-name="ce14" table:formula="of:=CONCATENATE(&quot;g&quot;;[.C63];&quot;exp&quot;;[.B63])" office:value-type="string" office:string-value="g8exp41">
            <text:p>g8exp41</text:p>
          </table:table-cell>
          <table:table-cell table:style-name="ce14" table:formula="of:=[.J62]+1" office:value-type="float" office:value="781">
            <text:p>781</text:p>
          </table:table-cell>
          <table:table-cell table:style-name="ce14" table:formula="of:=[.J62]+195" office:value-type="float" office:value="975">
            <text:p>975</text:p>
          </table:table-cell>
          <table:table-cell table:style-name="ce1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5" table:formula="of:=[.A77]+1" office:value-type="float" office:value="77">
            <text:p>77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8];&quot;exp&quot;;[.B78])" office:value-type="string" office:string-value="g11exp33">
            <text:p>g1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5" table:formula="of:=[.A78]+1" office:value-type="float" office:value="78">
            <text:p>78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9];&quot;exp&quot;;[.B79])" office:value-type="string" office:string-value="g11exp36">
            <text:p>g11exp36</text:p>
          </table:table-cell>
          <table:table-cell table:style-name="ce15" table:formula="of:=[.J78]+1" office:value-type="float" office:value="196">
            <text:p>196</text:p>
          </table:table-cell>
          <table:table-cell table:style-name="ce15" table:formula="of:=[.J78]+195" office:value-type="float" office:value="390">
            <text:p>390</text:p>
          </table:table-cell>
          <table:table-cell table:style-name="ce17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5" table:formula="of:=[.A79]+1" office:value-type="float" office:value="79">
            <text:p>7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0];&quot;exp&quot;;[.B80])" office:value-type="string" office:string-value="g11exp37">
            <text:p>g11exp37</text:p>
          </table:table-cell>
          <table:table-cell table:style-name="ce15" table:formula="of:=[.J79]+1" office:value-type="float" office:value="391">
            <text:p>391</text:p>
          </table:table-cell>
          <table:table-cell table:style-name="ce15" table:formula="of:=[.J79]+195" office:value-type="float" office:value="585">
            <text:p>585</text:p>
          </table:table-cell>
          <table:table-cell table:style-name="ce17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5" table:formula="of:=[.A80]+1" office:value-type="float" office:value="80">
            <text:p>80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1];&quot;exp&quot;;[.B81])" office:value-type="string" office:string-value="g11exp38">
            <text:p>g11exp38</text:p>
          </table:table-cell>
          <table:table-cell table:style-name="ce15" table:formula="of:=[.J80]+1" office:value-type="float" office:value="586">
            <text:p>586</text:p>
          </table:table-cell>
          <table:table-cell table:style-name="ce15" table:formula="of:=[.J80]+195" office:value-type="float" office:value="780">
            <text:p>780</text:p>
          </table:table-cell>
          <table:table-cell table:style-name="ce17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5" table:formula="of:=[.A81]+1" office:value-type="float" office:value="81">
            <text:p>81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2];&quot;exp&quot;;[.B82])" office:value-type="string" office:string-value="g11exp41">
            <text:p>g11exp41</text:p>
          </table:table-cell>
          <table:table-cell table:style-name="ce15" table:formula="of:=[.J81]+1" office:value-type="float" office:value="781">
            <text:p>781</text:p>
          </table:table-cell>
          <table:table-cell table:style-name="ce15" table:formula="of:=[.J81]+195" office:value-type="float" office:value="975">
            <text:p>975</text:p>
          </table:table-cell>
          <table:table-cell table:style-name="ce17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5" table:formula="of:=[.A82]+1" office:value-type="float" office:value="82">
            <text:p>8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3];&quot;exp&quot;;[.B83])" office:value-type="string" office:string-value="g11exp44">
            <text:p>g11exp44</text:p>
          </table:table-cell>
          <table:table-cell table:style-name="ce15" table:formula="of:=[.J82]+1" office:value-type="float" office:value="976">
            <text:p>976</text:p>
          </table:table-cell>
          <table:table-cell table:style-name="ce15" table:formula="of:=[.J82]+195" office:value-type="float" office:value="1170">
            <text:p>1170</text:p>
          </table:table-cell>
          <table:table-cell table:style-name="ce17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5" table:formula="of:=[.A83]+1" office:value-type="float" office:value="83">
            <text:p>8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4];&quot;exp&quot;;[.B84])" office:value-type="string" office:string-value="g11exp46">
            <text:p>g11exp46</text:p>
          </table:table-cell>
          <table:table-cell table:style-name="ce15" table:formula="of:=[.J83]+1" office:value-type="float" office:value="1171">
            <text:p>1171</text:p>
          </table:table-cell>
          <table:table-cell table:style-name="ce15" table:formula="of:=[.J83]+195" office:value-type="float" office:value="1365">
            <text:p>1365</text:p>
          </table:table-cell>
          <table:table-cell table:style-name="ce17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5" table:formula="of:=[.A84]+1" office:value-type="float" office:value="84">
            <text:p>84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5];&quot;exp&quot;;[.B85])" office:value-type="string" office:string-value="g11exp50">
            <text:p>g11exp50</text:p>
          </table:table-cell>
          <table:table-cell table:style-name="ce15" table:formula="of:=[.J84]+1" office:value-type="float" office:value="1366">
            <text:p>1366</text:p>
          </table:table-cell>
          <table:table-cell table:style-name="ce15" table:formula="of:=[.J84]+195" office:value-type="float" office:value="1560">
            <text:p>1560</text:p>
          </table:table-cell>
          <table:table-cell table:style-name="ce17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5" table:formula="of:=[.A85]+1" office:value-type="float" office:value="85">
            <text:p>8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6];&quot;exp&quot;;[.B86])" office:value-type="string" office:string-value="g11exp51">
            <text:p>g11exp51</text:p>
          </table:table-cell>
          <table:table-cell table:style-name="ce15" table:formula="of:=[.J85]+1" office:value-type="float" office:value="1561">
            <text:p>1561</text:p>
          </table:table-cell>
          <table:table-cell table:style-name="ce15" table:formula="of:=[.J85]+195" office:value-type="float" office:value="1755">
            <text:p>1755</text:p>
          </table:table-cell>
          <table:table-cell table:style-name="ce17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5" table:formula="of:=[.A86]+1" office:value-type="float" office:value="86">
            <text:p>86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7];&quot;exp&quot;;[.B87])" office:value-type="string" office:string-value="g11exp53">
            <text:p>g11exp53</text:p>
          </table:table-cell>
          <table:table-cell table:style-name="ce15" table:formula="of:=[.J86]+1" office:value-type="float" office:value="1756">
            <text:p>1756</text:p>
          </table:table-cell>
          <table:table-cell table:style-name="ce15" table:formula="of:=[.J86]+195" office:value-type="float" office:value="1950">
            <text:p>1950</text:p>
          </table:table-cell>
          <table:table-cell table:style-name="ce17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2">
          <table:table-cell table:style-name="ce14" table:formula="of:=[.A155]+1" office:value-type="float" office:value="155">
            <text:p>155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6];&quot;exp&quot;;[.B156])" office:value-type="string" office:string-value="g26exp37">
            <text:p>g26exp37</text:p>
          </table:table-cell>
          <table:table-cell table:style-name="ce14" table:formula="of:=[.J155]+1" office:value-type="float" office:value="391">
            <text:p>391</text:p>
          </table:table-cell>
          <table:table-cell table:style-name="ce14" table:formula="of:=[.J155]+195" office:value-type="float" office:value="585">
            <text:p>585</text:p>
          </table:table-cell>
          <table:table-cell table:style-name="ce1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5" table:formula="of:=[.A156]+1" office:value-type="float" office:value="156">
            <text:p>15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7];&quot;exp&quot;;[.B157])" office:value-type="string" office:string-value="g26exp38">
            <text:p>g26exp38</text:p>
          </table:table-cell>
          <table:table-cell table:style-name="ce15" table:formula="of:=[.J156]+1" office:value-type="float" office:value="586">
            <text:p>586</text:p>
          </table:table-cell>
          <table:table-cell table:style-name="ce15" table:formula="of:=[.J156]+195" office:value-type="float" office:value="780">
            <text:p>780</text:p>
          </table:table-cell>
          <table:table-cell table:style-name="ce17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2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2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2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2">
          <table:table-cell table:style-name="ce14" table:formula="of:=[.A235]+1" office:value-type="float" office:value="235">
            <text:p>23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6];&quot;exp&quot;;[.B236])" office:value-type="string" office:string-value="g32exp46">
            <text:p>g32exp46</text:p>
          </table:table-cell>
          <table:table-cell table:style-name="ce14" table:formula="of:=[.J235]+1" office:value-type="float" office:value="1171">
            <text:p>1171</text:p>
          </table:table-cell>
          <table:table-cell table:style-name="ce14" table:formula="of:=[.J235]+195" office:value-type="float" office:value="1365">
            <text:p>1365</text:p>
          </table:table-cell>
          <table:table-cell table:style-name="ce12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5" table:formula="of:=[.A236]+1" office:value-type="float" office:value="236">
            <text:p>23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7];&quot;exp&quot;;[.B237])" office:value-type="string" office:string-value="g32exp50">
            <text:p>g32exp50</text:p>
          </table:table-cell>
          <table:table-cell table:style-name="ce15" table:formula="of:=[.J236]+1" office:value-type="float" office:value="1366">
            <text:p>1366</text:p>
          </table:table-cell>
          <table:table-cell table:style-name="ce15" table:formula="of:=[.J236]+195" office:value-type="float" office:value="1560">
            <text:p>1560</text:p>
          </table:table-cell>
          <table:table-cell table:style-name="ce17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5" table:formula="of:=[.A237]+1" office:value-type="float" office:value="237">
            <text:p>23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8];&quot;exp&quot;;[.B238])" office:value-type="string" office:string-value="g32exp51">
            <text:p>g32exp51</text:p>
          </table:table-cell>
          <table:table-cell table:style-name="ce15" table:formula="of:=[.J237]+1" office:value-type="float" office:value="1561">
            <text:p>1561</text:p>
          </table:table-cell>
          <table:table-cell table:style-name="ce15" table:formula="of:=[.J237]+195" office:value-type="float" office:value="1755">
            <text:p>1755</text:p>
          </table:table-cell>
          <table:table-cell table:style-name="ce17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5" table:formula="of:=[.A238]+1" office:value-type="float" office:value="238">
            <text:p>23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9];&quot;exp&quot;;[.B239])" office:value-type="string" office:string-value="g32exp53">
            <text:p>g32exp53</text:p>
          </table:table-cell>
          <table:table-cell table:style-name="ce15" table:formula="of:=[.J238]+1" office:value-type="float" office:value="1756">
            <text:p>1756</text:p>
          </table:table-cell>
          <table:table-cell table:style-name="ce15" table:formula="of:=[.J238]+195" office:value-type="float" office:value="1950">
            <text:p>1950</text:p>
          </table:table-cell>
          <table:table-cell table:style-name="ce17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5" table:formula="of:=[.A239]+1" office:value-type="float" office:value="239">
            <text:p>23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0];&quot;exp&quot;;[.B240])" office:value-type="string" office:string-value="g32exp55">
            <text:p>g32exp55</text:p>
          </table:table-cell>
          <table:table-cell table:style-name="ce15" table:formula="of:=[.J239]+1" office:value-type="float" office:value="1951">
            <text:p>1951</text:p>
          </table:table-cell>
          <table:table-cell table:style-name="ce15" table:formula="of:=[.J239]+195" office:value-type="float" office:value="2145">
            <text:p>2145</text:p>
          </table:table-cell>
          <table:table-cell table:style-name="ce17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5" table:formula="of:=[.A240]+1" office:value-type="float" office:value="240">
            <text:p>24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1];&quot;exp&quot;;[.B241])" office:value-type="string" office:string-value="g32exp59">
            <text:p>g32exp59</text:p>
          </table:table-cell>
          <table:table-cell table:style-name="ce15" table:formula="of:=[.J240]+1" office:value-type="float" office:value="2146">
            <text:p>2146</text:p>
          </table:table-cell>
          <table:table-cell table:style-name="ce15" table:formula="of:=[.J240]+195" office:value-type="float" office:value="2340">
            <text:p>2340</text:p>
          </table:table-cell>
          <table:table-cell table:style-name="ce17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5" table:formula="of:=[.A241]+1" office:value-type="float" office:value="241">
            <text:p>24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2];&quot;exp&quot;;[.B242])" office:value-type="string" office:string-value="g32exp63">
            <text:p>g32exp63</text:p>
          </table:table-cell>
          <table:table-cell table:style-name="ce15" table:formula="of:=[.J241]+1" office:value-type="float" office:value="2341">
            <text:p>2341</text:p>
          </table:table-cell>
          <table:table-cell table:style-name="ce15" table:formula="of:=[.J241]+195" office:value-type="float" office:value="2535">
            <text:p>2535</text:p>
          </table:table-cell>
          <table:table-cell table:style-name="ce17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5" table:formula="of:=[.A242]+1" office:value-type="float" office:value="242">
            <text:p>24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3];&quot;exp&quot;;[.B243])" office:value-type="string" office:string-value="g32exp69">
            <text:p>g32exp69</text:p>
          </table:table-cell>
          <table:table-cell table:style-name="ce15" table:formula="of:=[.J242]+1" office:value-type="float" office:value="2536">
            <text:p>2536</text:p>
          </table:table-cell>
          <table:table-cell table:style-name="ce15" table:formula="of:=[.J242]+195" office:value-type="float" office:value="2730">
            <text:p>2730</text:p>
          </table:table-cell>
          <table:table-cell table:style-name="ce17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5" table:formula="of:=[.A243]+1" office:value-type="float" office:value="243">
            <text:p>24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4];&quot;exp&quot;;[.B244])" office:value-type="string" office:string-value="g32exp70">
            <text:p>g32exp70</text:p>
          </table:table-cell>
          <table:table-cell table:style-name="ce15" table:formula="of:=[.J243]+1" office:value-type="float" office:value="2731">
            <text:p>2731</text:p>
          </table:table-cell>
          <table:table-cell table:style-name="ce15" table:formula="of:=[.J243]+195" office:value-type="float" office:value="2925">
            <text:p>2925</text:p>
          </table:table-cell>
          <table:table-cell table:style-name="ce17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5" table:formula="of:=[.A244]+1" office:value-type="float" office:value="244">
            <text:p>24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5];&quot;exp&quot;;[.B245])" office:value-type="string" office:string-value="g32exp71">
            <text:p>g32exp71</text:p>
          </table:table-cell>
          <table:table-cell table:style-name="ce15" table:formula="of:=[.J244]+1" office:value-type="float" office:value="2926">
            <text:p>2926</text:p>
          </table:table-cell>
          <table:table-cell table:style-name="ce15" table:formula="of:=[.J244]+195" office:value-type="float" office:value="3120">
            <text:p>3120</text:p>
          </table:table-cell>
          <table:table-cell table:style-name="ce17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21"/>
        <table:table-column table:style-name="co18" table:default-cell-style-name="Default"/>
        <table:table-column table:style-name="co17" table:default-cell-style-name="ce2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9" office:value-type="string">
            <text:p>STATUS</text:p>
          </table:table-cell>
          <table:table-cell table:style-name="ce23"/>
          <table:table-cell table:style-name="Default"/>
        </table:table-row>
        <table:table-row table:style-name="ro2">
          <table:table-cell table:style-name="ce20" office:value-type="string">
            <text:p>d</text:p>
          </table:table-cell>
          <table:table-cell table:style-name="ce24" office:value-type="float" office:value="32">
            <text:p>32</text:p>
          </table:table-cell>
          <table:table-cell table:formula="of:=[.B4]/[.$B$7]*100" office:value-type="float" office:value="12.9554655870445">
            <text:p>13.0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25" office:value-type="float" office:value="28">
            <text:p>28</text:p>
          </table:table-cell>
          <table:table-cell table:formula="of:=[.B5]/[.$B$7]*100" office:value-type="float" office:value="11.336032388664">
            <text:p>11.3</text:p>
          </table:table-cell>
        </table:table-row>
        <table:table-row table:style-name="ro2">
          <table:table-cell office:value-type="string">
            <text:p>(empty)</text:p>
          </table:table-cell>
          <table:table-cell table:style-name="ce26" office:value-type="float" office:value="187">
            <text:p>187</text:p>
          </table:table-cell>
          <table:table-cell table:formula="of:=[.B6]/[.$B$7]*100" office:value-type="float" office:value="75.7085020242915">
            <text:p>75.7</text:p>
          </table:table-cell>
        </table:table-row>
        <table:table-row table:style-name="ro2">
          <table:table-cell table:style-name="ce22" office:value-type="string">
            <text:p>Total Result</text:p>
          </table:table-cell>
          <table:table-cell table:style-name="ce2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T20:16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8T20:20:49</dc:date>
    <meta:generator>LibreOffice/4.0.4.2$MacOSX_x86 LibreOffice_project/9e9821abd0ffdbc09cd8c52eaa574fa09eb08f2</meta:generator>
    <meta:editing-duration>P1DT50M52S</meta:editing-duration>
    <meta:editing-cycles>195</meta:editing-cycles>
    <meta:document-statistic meta:table-count="6" meta:cell-count="5350" meta:object-count="0"/>
  </office:meta>
</office:document-meta>
</file>